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rand0</text:p>
          </table:table-cell>
          <table:table-cell office:value-type="string" calcext:value-type="string">
            <text:p>rand1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/>
          <table:table-cell office:value-type="float" office:value="0.250317" calcext:value-type="float">
            <text:p>0.250317</text:p>
          </table:table-cell>
          <table:table-cell office:value-type="float" office:value="0.132521" calcext:value-type="float">
            <text:p>0.13252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0.244627" calcext:value-type="float">
            <text:p>0.244627</text:p>
          </table:table-cell>
          <table:table-cell office:value-type="float" office:value="0.143975" calcext:value-type="float">
            <text:p>0.1439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45293" calcext:value-type="float">
            <text:p>0.245293</text:p>
          </table:table-cell>
          <table:table-cell office:value-type="float" office:value="0.148734" calcext:value-type="float">
            <text:p>0.1487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46978" calcext:value-type="float">
            <text:p>0.246978</text:p>
          </table:table-cell>
          <table:table-cell office:value-type="float" office:value="0.143629" calcext:value-type="float">
            <text:p>0.1436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51294" calcext:value-type="float">
            <text:p>0.251294</text:p>
          </table:table-cell>
          <table:table-cell office:value-type="float" office:value="0.14273" calcext:value-type="float">
            <text:p>0.142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53946" calcext:value-type="float">
            <text:p>0.253946</text:p>
          </table:table-cell>
          <table:table-cell office:value-type="float" office:value="0.143034" calcext:value-type="float">
            <text:p>0.1430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50999" calcext:value-type="float">
            <text:p>0.250999</text:p>
          </table:table-cell>
          <table:table-cell office:value-type="float" office:value="0.138381" calcext:value-type="float">
            <text:p>0.1383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55439" calcext:value-type="float">
            <text:p>0.255439</text:p>
          </table:table-cell>
          <table:table-cell office:value-type="float" office:value="0.143488" calcext:value-type="float">
            <text:p>0.1434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58703" calcext:value-type="float">
            <text:p>0.258703</text:p>
          </table:table-cell>
          <table:table-cell office:value-type="float" office:value="0.141553" calcext:value-type="float">
            <text:p>0.1415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63112" calcext:value-type="float">
            <text:p>0.263112</text:p>
          </table:table-cell>
          <table:table-cell office:value-type="float" office:value="0.138004" calcext:value-type="float">
            <text:p>0.1380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58052" calcext:value-type="float">
            <text:p>0.258052</text:p>
          </table:table-cell>
          <table:table-cell office:value-type="float" office:value="0.143831" calcext:value-type="float">
            <text:p>0.1438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52753" calcext:value-type="float">
            <text:p>0.252753</text:p>
          </table:table-cell>
          <table:table-cell office:value-type="float" office:value="0.149526" calcext:value-type="float">
            <text:p>0.1495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51951" calcext:value-type="float">
            <text:p>0.251951</text:p>
          </table:table-cell>
          <table:table-cell office:value-type="float" office:value="0.139643" calcext:value-type="float">
            <text:p>0.1396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56685" calcext:value-type="float">
            <text:p>0.256685</text:p>
          </table:table-cell>
          <table:table-cell office:value-type="float" office:value="0.130457" calcext:value-type="float">
            <text:p>0.1304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54505" calcext:value-type="float">
            <text:p>0.254505</text:p>
          </table:table-cell>
          <table:table-cell office:value-type="float" office:value="0.136242" calcext:value-type="float">
            <text:p>0.1362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55223" calcext:value-type="float">
            <text:p>0.255223</text:p>
          </table:table-cell>
          <table:table-cell office:value-type="float" office:value="0.146199" calcext:value-type="float">
            <text:p>0.1461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62823" calcext:value-type="float">
            <text:p>0.262823</text:p>
          </table:table-cell>
          <table:table-cell office:value-type="float" office:value="0.14418" calcext:value-type="float">
            <text:p>0.144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67802" calcext:value-type="float">
            <text:p>0.267802</text:p>
          </table:table-cell>
          <table:table-cell office:value-type="float" office:value="0.140323" calcext:value-type="float">
            <text:p>0.1403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63386" calcext:value-type="float">
            <text:p>0.263386</text:p>
          </table:table-cell>
          <table:table-cell office:value-type="float" office:value="0.134623" calcext:value-type="float">
            <text:p>0.1346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56595" calcext:value-type="float">
            <text:p>0.256595</text:p>
          </table:table-cell>
          <table:table-cell office:value-type="float" office:value="0.134138" calcext:value-type="float">
            <text:p>0.1341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54908" calcext:value-type="float">
            <text:p>0.254908</text:p>
          </table:table-cell>
          <table:table-cell office:value-type="float" office:value="0.149894" calcext:value-type="float">
            <text:p>0.1498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58071" calcext:value-type="float">
            <text:p>0.258071</text:p>
          </table:table-cell>
          <table:table-cell office:value-type="float" office:value="0.144754" calcext:value-type="float">
            <text:p>0.1447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61143" calcext:value-type="float">
            <text:p>0.261143</text:p>
          </table:table-cell>
          <table:table-cell office:value-type="float" office:value="0.144699" calcext:value-type="float">
            <text:p>0.1446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56507" calcext:value-type="float">
            <text:p>0.256507</text:p>
          </table:table-cell>
          <table:table-cell office:value-type="float" office:value="0.148027" calcext:value-type="float">
            <text:p>0.1480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53338" calcext:value-type="float">
            <text:p>0.253338</text:p>
          </table:table-cell>
          <table:table-cell office:value-type="float" office:value="0.143084" calcext:value-type="float">
            <text:p>0.1430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64114" calcext:value-type="float">
            <text:p>0.264114</text:p>
          </table:table-cell>
          <table:table-cell office:value-type="float" office:value="0.134492" calcext:value-type="float">
            <text:p>0.1344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58281" calcext:value-type="float">
            <text:p>0.258281</text:p>
          </table:table-cell>
          <table:table-cell office:value-type="float" office:value="0.142174" calcext:value-type="float">
            <text:p>0.1421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59049" calcext:value-type="float">
            <text:p>0.259049</text:p>
          </table:table-cell>
          <table:table-cell office:value-type="float" office:value="0.141063" calcext:value-type="float">
            <text:p>0.1410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55785" calcext:value-type="float">
            <text:p>0.255785</text:p>
          </table:table-cell>
          <table:table-cell office:value-type="float" office:value="0.14764" calcext:value-type="float">
            <text:p>0.147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63323" calcext:value-type="float">
            <text:p>0.263323</text:p>
          </table:table-cell>
          <table:table-cell office:value-type="float" office:value="0.138916" calcext:value-type="float">
            <text:p>0.1389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54526" calcext:value-type="float">
            <text:p>0.254526</text:p>
          </table:table-cell>
          <table:table-cell office:value-type="float" office:value="0.148181" calcext:value-type="float">
            <text:p>0.1481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56171" calcext:value-type="float">
            <text:p>0.256171</text:p>
          </table:table-cell>
          <table:table-cell office:value-type="float" office:value="0.143985" calcext:value-type="float">
            <text:p>0.1439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63585" calcext:value-type="float">
            <text:p>0.263585</text:p>
          </table:table-cell>
          <table:table-cell office:value-type="float" office:value="0.133588" calcext:value-type="float">
            <text:p>0.1335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6138" calcext:value-type="float">
            <text:p>0.26138</text:p>
          </table:table-cell>
          <table:table-cell office:value-type="float" office:value="0.144109" calcext:value-type="float">
            <text:p>0.1441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55169" calcext:value-type="float">
            <text:p>0.255169</text:p>
          </table:table-cell>
          <table:table-cell office:value-type="float" office:value="0.13623" calcext:value-type="float">
            <text:p>0.136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60659" calcext:value-type="float">
            <text:p>0.260659</text:p>
          </table:table-cell>
          <table:table-cell office:value-type="float" office:value="0.140402" calcext:value-type="float">
            <text:p>0.1404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68824" calcext:value-type="float">
            <text:p>0.268824</text:p>
          </table:table-cell>
          <table:table-cell office:value-type="float" office:value="0.144384" calcext:value-type="float">
            <text:p>0.1443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63706" calcext:value-type="float">
            <text:p>0.263706</text:p>
          </table:table-cell>
          <table:table-cell office:value-type="float" office:value="0.135931" calcext:value-type="float">
            <text:p>0.1359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56976" calcext:value-type="float">
            <text:p>0.256976</text:p>
          </table:table-cell>
          <table:table-cell office:value-type="float" office:value="0.157268" calcext:value-type="float">
            <text:p>0.1572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59801" calcext:value-type="float">
            <text:p>0.259801</text:p>
          </table:table-cell>
          <table:table-cell office:value-type="float" office:value="0.147452" calcext:value-type="float">
            <text:p>0.1474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60464" calcext:value-type="float">
            <text:p>0.260464</text:p>
          </table:table-cell>
          <table:table-cell office:value-type="float" office:value="0.141264" calcext:value-type="float">
            <text:p>0.1412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55623" calcext:value-type="float">
            <text:p>0.255623</text:p>
          </table:table-cell>
          <table:table-cell office:value-type="float" office:value="0.153101" calcext:value-type="float">
            <text:p>0.1531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50739" calcext:value-type="float">
            <text:p>0.250739</text:p>
          </table:table-cell>
          <table:table-cell office:value-type="float" office:value="0.143211" calcext:value-type="float">
            <text:p>0.1432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49574" calcext:value-type="float">
            <text:p>0.249574</text:p>
          </table:table-cell>
          <table:table-cell office:value-type="float" office:value="0.158141" calcext:value-type="float">
            <text:p>0.1581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62724" calcext:value-type="float">
            <text:p>0.262724</text:p>
          </table:table-cell>
          <table:table-cell office:value-type="float" office:value="0.149487" calcext:value-type="float">
            <text:p>0.1494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57841" calcext:value-type="float">
            <text:p>0.257841</text:p>
          </table:table-cell>
          <table:table-cell office:value-type="float" office:value="0.157506" calcext:value-type="float">
            <text:p>0.1575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6322" calcext:value-type="float">
            <text:p>0.26322</text:p>
          </table:table-cell>
          <table:table-cell office:value-type="float" office:value="0.148364" calcext:value-type="float">
            <text:p>0.1483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61766" calcext:value-type="float">
            <text:p>0.261766</text:p>
          </table:table-cell>
          <table:table-cell office:value-type="float" office:value="0.154771" calcext:value-type="float">
            <text:p>0.1547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62045" calcext:value-type="float">
            <text:p>0.262045</text:p>
          </table:table-cell>
          <table:table-cell office:value-type="float" office:value="0.194077" calcext:value-type="float">
            <text:p>0.1940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63286" calcext:value-type="float">
            <text:p>0.263286</text:p>
          </table:table-cell>
          <table:table-cell office:value-type="float" office:value="0.159249" calcext:value-type="float">
            <text:p>0.1592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58652" calcext:value-type="float">
            <text:p>0.258652</text:p>
          </table:table-cell>
          <table:table-cell office:value-type="float" office:value="0.145824" calcext:value-type="float">
            <text:p>0.1458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64263" calcext:value-type="float">
            <text:p>0.264263</text:p>
          </table:table-cell>
          <table:table-cell office:value-type="float" office:value="0.163366" calcext:value-type="float">
            <text:p>0.1633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61682" calcext:value-type="float">
            <text:p>0.261682</text:p>
          </table:table-cell>
          <table:table-cell office:value-type="float" office:value="0.146392" calcext:value-type="float">
            <text:p>0.1463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58165" calcext:value-type="float">
            <text:p>0.258165</text:p>
          </table:table-cell>
          <table:table-cell office:value-type="float" office:value="0.151911" calcext:value-type="float">
            <text:p>0.1519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51086" calcext:value-type="float">
            <text:p>0.251086</text:p>
          </table:table-cell>
          <table:table-cell office:value-type="float" office:value="0.147159" calcext:value-type="float">
            <text:p>0.1471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55109" calcext:value-type="float">
            <text:p>0.255109</text:p>
          </table:table-cell>
          <table:table-cell office:value-type="float" office:value="0.168534" calcext:value-type="float">
            <text:p>0.1685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53174" calcext:value-type="float">
            <text:p>0.253174</text:p>
          </table:table-cell>
          <table:table-cell office:value-type="float" office:value="0.140083" calcext:value-type="float">
            <text:p>0.1400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48969" calcext:value-type="float">
            <text:p>0.248969</text:p>
          </table:table-cell>
          <table:table-cell office:value-type="float" office:value="0.141752" calcext:value-type="float">
            <text:p>0.1417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56824" calcext:value-type="float">
            <text:p>0.256824</text:p>
          </table:table-cell>
          <table:table-cell office:value-type="float" office:value="0.152374" calcext:value-type="float">
            <text:p>0.1523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:</text:p>
          </table:table-cell>
          <table:table-cell table:formula="of:=SUM([.B2:.B60])" office:value-type="float" office:value="15.181005" calcext:value-type="float">
            <text:p>15.181005</text:p>
          </table:table-cell>
          <table:table-cell table:formula="of:=SUM([.C2:.C60])" office:value-type="float" office:value="8.59805" calcext:value-type="float">
            <text:p>8.598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G:</text:p>
          </table:table-cell>
          <table:table-cell table:formula="of:=[.B61] / 59" office:value-type="float" office:value="0.257305169491525" calcext:value-type="float">
            <text:p>0.257305169491525</text:p>
          </table:table-cell>
          <table:table-cell table:formula="of:=[.C61] / 59" office:value-type="float" office:value="0.145729661016949" calcext:value-type="float">
            <text:p>0.1457296610169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FF</text:p>
          </table:table-cell>
          <table:table-cell table:formula="of:=[.B62] - [.C62]" office:value-type="float" office:value="0.111575508474576" calcext:value-type="float">
            <text:p>0.1115755084745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%</text:p>
          </table:table-cell>
          <table:table-cell table:style-name="ce1" table:formula="of:= [.B63] / [.B62]" office:value-type="percentage" office:value="0.433631040896173" calcext:value-type="percentage">
            <text:p>43.36%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8">00/00/0000</text:date>, <text:time style:data-style-name="N2" text:time-value="15:30:14.6960878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8T13:42:07.029277295</meta:creation-date>
    <dc:date>2018-05-28T15:33:41.503739246</dc:date>
    <meta:editing-duration>PT6M56S</meta:editing-duration>
    <meta:editing-cycles>2</meta:editing-cycles>
    <meta:generator>LibreOffice/5.4.6.2$Linux_X86_64 LibreOffice_project/40m0$Build-2</meta:generator>
    <meta:document-statistic meta:table-count="1" meta:cell-count="136" meta:object-count="0"/>
  </office:meta>
</office:document-meta>
</file>